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Y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V Type – LPF, HPF, BPF, NF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0:46:55.612758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12T21:57:00.754388813</dc:date>
    <meta:editing-duration>P2DT23H10M22S</meta:editing-duration>
    <meta:editing-cycles>243</meta:editing-cycles>
    <meta:generator>LibreOffice/5.2.2.2.0$Linux_X86_64 LibreOffice_project/20m0$Build-2</meta:generator>
    <meta:document-statistic meta:table-count="1" meta:cell-count="3267" meta:object-count="0"/>
  </office:meta>
</office:document-meta>
</file>